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style:text-underline-style="solid" style:text-underline-width="auto" style:text-underline-color="font-color" fo:font-weight="bold" officeooo:rsid="000adfaa" officeooo:paragraph-rsid="000adfaa" style:font-weight-asian="bold" style:font-weight-complex="bold"/>
    </style:style>
    <style:style style:name="P2" style:family="paragraph" style:parent-style-name="Standard">
      <style:paragraph-properties fo:text-align="start" style:justify-single-word="false"/>
      <style:text-properties style:text-line-through-style="none" style:text-line-through-type="none" style:text-underline-style="none" fo:font-weight="normal" officeooo:rsid="0015b505" officeooo:paragraph-rsid="0015b505" style:font-weight-asian="normal" style:font-weight-complex="normal"/>
    </style:style>
    <style:style style:name="P3"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adfaa" officeooo:paragraph-rsid="000adfaa" style:font-weight-asian="normal" style:font-weight-complex="normal"/>
    </style:style>
    <style:style style:name="P4"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adfaa" officeooo:paragraph-rsid="0012536b" style:font-weight-asian="normal" style:font-weight-complex="normal"/>
    </style:style>
    <style:style style:name="P5"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da30d" officeooo:paragraph-rsid="000da30d" style:font-weight-asian="normal" style:font-weight-complex="normal"/>
    </style:style>
    <style:style style:name="P6"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da30d" officeooo:paragraph-rsid="0012536b" style:font-weight-asian="normal" style:font-weight-complex="normal"/>
    </style:style>
    <style:style style:name="P7"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c0e27" officeooo:paragraph-rsid="000c0e27" style:font-weight-asian="normal" style:font-weight-complex="normal"/>
    </style:style>
    <style:style style:name="P8"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f6f83" officeooo:paragraph-rsid="000f6f83" style:font-weight-asian="normal" style:font-weight-complex="normal"/>
    </style:style>
    <style:style style:name="P9"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0e5bb1" officeooo:paragraph-rsid="000e5bb1" style:font-weight-asian="normal" style:font-weight-complex="normal"/>
    </style:style>
    <style:style style:name="P10"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2076f" officeooo:paragraph-rsid="0012076f" style:font-weight-asian="normal" style:font-weight-complex="normal"/>
    </style:style>
    <style:style style:name="P11"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04503" officeooo:paragraph-rsid="00104503" style:font-weight-asian="normal" style:font-weight-complex="normal"/>
    </style:style>
    <style:style style:name="P12"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2536b" officeooo:paragraph-rsid="0012536b" style:font-weight-asian="normal" style:font-weight-complex="normal"/>
    </style:style>
    <style:style style:name="P13"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5b505" officeooo:paragraph-rsid="0015b505" style:font-weight-asian="normal" style:font-weight-complex="normal"/>
    </style:style>
    <style:style style:name="P14"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35f1d" officeooo:paragraph-rsid="00135f1d" style:font-weight-asian="normal" style:font-weight-complex="normal"/>
    </style:style>
    <style:style style:name="P15"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4ca12" officeooo:paragraph-rsid="0014ca12" style:font-weight-asian="normal" style:font-weight-complex="normal"/>
    </style:style>
    <style:style style:name="P16" style:family="paragraph" style:parent-style-name="Standard" style:list-style-name="L1">
      <style:paragraph-properties fo:text-align="start" style:justify-single-word="false"/>
      <style:text-properties style:text-line-through-style="none" style:text-line-through-type="none" style:text-underline-style="none" fo:font-weight="normal" officeooo:rsid="00173916" officeooo:paragraph-rsid="00173916" style:font-weight-asian="normal" style:font-weight-complex="normal"/>
    </style:style>
    <style:style style:name="P17" style:family="paragraph" style:parent-style-name="Standard" style:list-style-name="L1">
      <style:paragraph-properties fo:text-align="start" style:justify-single-word="false" fo:break-before="page"/>
      <style:text-properties style:text-line-through-style="none" style:text-line-through-type="none" style:text-underline-style="none" fo:font-weight="normal" officeooo:rsid="0012536b" officeooo:paragraph-rsid="0012536b" style:font-weight-asian="normal" style:font-weight-complex="normal"/>
    </style:style>
    <style:style style:name="T1" style:family="text">
      <style:text-properties officeooo:rsid="000da30d"/>
    </style:style>
    <style:style style:name="T2" style:family="text">
      <style:text-properties officeooo:rsid="001627c8"/>
    </style:style>
    <style:style style:name="T3" style:family="text">
      <style:text-properties officeooo:rsid="00173916"/>
    </style:style>
    <style:style style:name="T4" style:family="text">
      <style:text-properties officeooo:rsid="0018b8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s</text:p>
      <text:p text:style-name="P1"/>
      <text:p text:style-name="P2">The list below show<text:span text:style-name="T2">s</text:span> the different screens that Backsplice requires to implement each user story and the features each screen must possess. Camp staff do not have access to desktops or laptops <text:span text:style-name="T2">most of the time, but they do have access to mobile devices. This list represents a mobile first perspective. The current plan is to develop a Gant chart to decide the order in which features and screens will be implemented. In cases where screens share features and effort will be made to decouple the feature from the screen so that it can be dropped in where needed without duplicating code.</text:span></text:p>
      <text:p text:style-name="P1"/>
      <text:list xml:id="list853679358117692128" text:style-name="L1">
        <text:list-item>
          <text:p text:style-name="P3">Instructor home <text:span text:style-name="T4">(1 page)</text:span></text:p>
          <text:list>
            <text:list-item>
              <text:p text:style-name="P3">Display a list of all courses that the instructor is teaching for the week <text:span text:style-name="T1">in ascending order by period</text:span></text:p>
            </text:list-item>
            <text:list-item>
              <text:p text:style-name="P3">Search for a specific course that the instructor is teaching, by name.</text:p>
            </text:list-item>
            <text:list-item>
              <text:p text:style-name="P3">Filter the list of courses by period or name.</text:p>
            </text:list-item>
            <text:list-item>
              <text:p text:style-name="P5">Show courses from past weeks when selected by the user</text:p>
            </text:list-item>
          </text:list>
        </text:list-item>
        <text:list-item>
          <text:p text:style-name="P3">Login <text:span text:style-name="T4">(not sure, depends on what Django provides)</text:span></text:p>
          <text:list>
            <text:list-item>
              <text:p text:style-name="P3">Secure account login</text:p>
            </text:list-item>
          </text:list>
        </text:list-item>
        <text:list-item>
          <text:p text:style-name="P3">Account creation <text:span text:style-name="T4">(not sure, depends on what Django provides)</text:span></text:p>
        </text:list-item>
        <text:list-item>
          <text:p text:style-name="P3">Course overview <text:span text:style-name="T4">(1 page, but could turn into multiple)</text:span></text:p>
          <text:list>
            <text:list-item>
              <text:p text:style-name="P7">Display the number of scouts in the course.</text:p>
            </text:list-item>
            <text:list-item>
              <text:p text:style-name="P7">Display all of the requirements for the course.</text:p>
            </text:list-item>
            <text:list-item>
              <text:p text:style-name="P7">Display the ratio of scouts that have completed each requirement.</text:p>
            </text:list-item>
            <text:list-item>
              <text:p text:style-name="P5">Navigate to requirements sign off</text:p>
            </text:list-item>
            <text:list-item>
              <text:p text:style-name="P8">Navigate to course scouts</text:p>
            </text:list-item>
          </text:list>
        </text:list-item>
        <text:list-item>
          <text:p text:style-name="P3">Attendance <text:span text:style-name="T3">(1 page)</text:span></text:p>
          <text:list>
            <text:list-item>
              <text:p text:style-name="P7">Display a date selector that allows the user to select a date</text:p>
              <text:list>
                <text:list-item>
                  <text:p text:style-name="P16">Current date is selected by default</text:p>
                </text:list-item>
              </text:list>
            </text:list-item>
            <text:list-item>
              <text:p text:style-name="P7">Read only mode for <text:span text:style-name="T1">attendance sheets that have already been submitted with confirmation required to edit</text:span></text:p>
            </text:list-item>
            <text:list-item>
              <text:p text:style-name="P7">Display a checklist of all scouts in the course sorted by <text:span text:style-name="T1">last name, all are selected by default.</text:span></text:p>
              <text:list>
                <text:list-item>
                  <text:p text:style-name="P16">In read only mode the check boxes are disabled</text:p>
                </text:list-item>
              </text:list>
            </text:list-item>
            <text:list-item>
              <text:p text:style-name="P5">Save the attendance sheet to the database</text:p>
            </text:list-item>
          </text:list>
        </text:list-item>
        <text:list-item>
          <text:p text:style-name="P5">Requirements sign off <text:span text:style-name="T4">(2 pages)</text:span></text:p>
          <text:list>
            <text:list-item>
              <text:p text:style-name="P5">Display a checklist of the requirements for the course</text:p>
            </text:list-item>
            <text:list-item>
              <text:p text:style-name="P9">Display a checklist of scouts that the requirements will be applied to (default all who are on the attendance sheet for the day)</text:p>
            </text:list-item>
            <text:list-item>
              <text:p text:style-name="P8">Save the the requirements sign offs to the database</text:p>
            </text:list-item>
          </text:list>
        </text:list-item>
        <text:list-item>
          <text:p text:style-name="P8">Course scouts <text:span text:style-name="T4">(1 page)</text:span></text:p>
          <text:list>
            <text:list-item>
              <text:p text:style-name="P8">Display a list of scouts in the course</text:p>
            </text:list-item>
            <text:list-item>
              <text:p text:style-name="P10">Search for a specific scout by name</text:p>
            </text:list-item>
            <text:list-item>
              <text:p text:style-name="P8">Navigate to scout course overview</text:p>
            </text:list-item>
          </text:list>
        </text:list-item>
        <text:list-item>
          <text:p text:style-name="P8">Scout course overview <text:span text:style-name="T4">(1 page)</text:span></text:p>
          <text:list>
            <text:list-item>
              <text:p text:style-name="P11">Display the list of requirements the scout has completed in read only mode with confirmation required to edit</text:p>
            </text:list-item>
            <text:list-item>
              <text:p text:style-name="P11">Display an editable checklist of requirements where those completed are checked and those not completed unchecked</text:p>
            </text:list-item>
            <text:list-item>
              <text:p text:style-name="P10"><text:soft-page-break/>Save edits to the database</text:p>
            </text:list-item>
          </text:list>
        </text:list-item>
        <text:list-item>
          <text:p text:style-name="P12">Scouts <text:span text:style-name="T4">(1 page)</text:span></text:p>
          <text:list>
            <text:list-item>
              <text:p text:style-name="P12">Display a list of all scouts in camp that week</text:p>
            </text:list-item>
            <text:list-item>
              <text:p text:style-name="P12">Filter the list by troop</text:p>
            </text:list-item>
            <text:list-item>
              <text:p text:style-name="P12">Search for a scout by name</text:p>
              <text:p text:style-name="P17"/>
            </text:list-item>
          </text:list>
        </text:list-item>
        <text:list-item>
          <text:p text:style-name="P12">Program director home</text:p>
          <text:list>
            <text:list-item>
              <text:p text:style-name="P4">Display a list of all courses for the week <text:span text:style-name="T1">in ascending order by period</text:span></text:p>
            </text:list-item>
            <text:list-item>
              <text:p text:style-name="P4">Search for a specific course by name.</text:p>
            </text:list-item>
            <text:list-item>
              <text:p text:style-name="P4">Filter the list of courses by period or name.</text:p>
            </text:list-item>
            <text:list-item>
              <text:p text:style-name="P6">Show courses from past weeks when selected by the user</text:p>
            </text:list-item>
            <text:list-item>
              <text:p text:style-name="P13">Give the program director the option to create courses for the week if none exist yet</text:p>
            </text:list-item>
          </text:list>
        </text:list-item>
        <text:list-item>
          <text:p text:style-name="P14">Scout overview</text:p>
          <text:list>
            <text:list-item>
              <text:p text:style-name="P14">Display a list of courses the scout is taking in ascending order by period (read only by default, editable with confirmation)</text:p>
            </text:list-item>
            <text:list-item>
              <text:p text:style-name="P14">Disenroll a scout from a course</text:p>
            </text:list-item>
            <text:list-item>
              <text:p text:style-name="P14">Enroll a scout in a course</text:p>
            </text:list-item>
          </text:list>
        </text:list-item>
        <text:list-item>
          <text:p text:style-name="P14">Enroll scout</text:p>
          <text:list>
            <text:list-item>
              <text:p text:style-name="P14">Display a list of available courses for the week including the number of scouts already enrolled in the course</text:p>
            </text:list-item>
            <text:list-item>
              <text:p text:style-name="P14">Filter the list by period</text:p>
            </text:list-item>
            <text:list-item>
              <text:p text:style-name="P14">Search for a course by name</text:p>
            </text:list-item>
            <text:list-item>
              <text:p text:style-name="P14">Commit the enrollment to the database</text:p>
            </text:list-item>
          </text:list>
        </text:list-item>
        <text:list-item>
          <text:p text:style-name="P15">Pending requests</text:p>
          <text:list>
            <text:list-item>
              <text:p text:style-name="P15">Display a list of list of account creation requests that have been submitted.</text:p>
            </text:list-item>
            <text:list-item>
              <text:p text:style-name="P15">Deny request</text:p>
            </text:list-item>
            <text:list-item>
              <text:p text:style-name="P15">Approve requests</text:p>
            </text:list-item>
          </text:list>
        </text:list-item>
        <text:list-item>
          <text:p text:style-name="P15">Approve instructors</text:p>
          <text:list>
            <text:list-item>
              <text:p text:style-name="P15">Display a list of all courses available in camp for the summer as a checklist</text:p>
            </text:list-item>
            <text:list-item>
              <text:p text:style-name="P15">Filter the list by period</text:p>
            </text:list-item>
            <text:list-item>
              <text:p text:style-name="P15">Search for a course by name</text:p>
            </text:list-item>
            <text:list-item>
              <text:p text:style-name="P15">Grant rights to the selected courses</text:p>
            </text:list-item>
            <text:list-item>
              <text:p text:style-name="P15">Send activation email to the instructors</text:p>
            </text:list-item>
          </text:list>
        </text:list-item>
        <text:list-item>
          <text:p text:style-name="P15">Instructors</text:p>
          <text:list>
            <text:list-item>
              <text:p text:style-name="P15">Display a list of all instructor accounts</text:p>
            </text:list-item>
            <text:list-item>
              <text:p text:style-name="P15">Search for instructor by name</text:p>
            </text:list-item>
          </text:list>
        </text:list-item>
        <text:list-item>
          <text:p text:style-name="P13">Instructor overview</text:p>
          <text:list>
            <text:list-item>
              <text:p text:style-name="P13">Display a list of all courses taught by the instructors</text:p>
            </text:list-item>
            <text:list-item>
              <text:p text:style-name="P13">Terminate the instructor</text:p>
            </text:list-item>
            <text:list-item>
              <text:p text:style-name="P13">Termination warning message with confirmation</text:p>
            </text:list-item>
            <text:list-item>
              <text:p text:style-name="P13">Complete the termination</text:p>
            </text:list-item>
            <text:list-item>
              <text:p text:style-name="P13">Add course</text:p>
            </text:list-item>
            <text:list-item>
              <text:p text:style-name="P13">Remove course</text:p>
            </text:list-item>
          </text:list>
        </text:list-item>
        <text:list-item>
          <text:p text:style-name="P13">Create courses</text:p>
          <text:list>
            <text:list-item>
              <text:p text:style-name="P13">Upload doubleknot roster</text:p>
            </text:list-item>
            <text:list-item>
              <text:p text:style-name="P13">Display the week start date as the current date and the week end date to 7 days after the start date and week number to one greater than the last used week number. Allow the user to change these</text:p>
            </text:list-item>
            <text:list-item>
              <text:p text:style-name="P13">Start the paperwork creation proces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20:55:33.158708333</meta:creation-date>
    <dc:date>2017-09-28T22:04:56.430152286</dc:date>
    <meta:editing-duration>PT1H2M</meta:editing-duration>
    <meta:editing-cycles>2</meta:editing-cycles>
    <meta:generator>LibreOffice/5.1.6.2$Linux_X86_64 LibreOffice_project/10m0$Build-2</meta:generator>
    <meta:document-statistic meta:table-count="0" meta:image-count="0" meta:object-count="0" meta:page-count="3" meta:paragraph-count="79" meta:word-count="787" meta:character-count="4152" meta:non-whitespace-character-count="3520"/>
  </office:meta>
</office:document-meta>
</file>